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4909" officeooo:paragraph-rsid="00054909"/>
    </style:style>
    <style:style style:name="P2" style:family="paragraph" style:parent-style-name="Standard">
      <style:text-properties officeooo:rsid="00059ab2" officeooo:paragraph-rsid="00059ab2"/>
    </style:style>
    <style:style style:name="P3" style:family="paragraph" style:parent-style-name="Standard">
      <style:text-properties officeooo:rsid="000765e6" officeooo:paragraph-rsid="000765e6"/>
    </style:style>
    <style:style style:name="P4" style:family="paragraph" style:parent-style-name="Standard">
      <style:text-properties fo:font-style="normal" officeooo:rsid="00059ab2" officeooo:paragraph-rsid="00054909" style:font-style-asian="normal" style:font-style-complex="normal"/>
    </style:style>
    <style:style style:name="P5" style:family="paragraph" style:parent-style-name="Standard">
      <style:text-properties fo:color="#000000" loext:opacity="100%" officeooo:rsid="00054909" officeooo:paragraph-rsid="00054909"/>
    </style:style>
    <style:style style:name="P6" style:family="paragraph" style:parent-style-name="Standard">
      <style:text-properties fo:color="#000000" loext:opacity="100%" officeooo:paragraph-rsid="00054909"/>
    </style:style>
    <style:style style:name="P7" style:family="paragraph" style:parent-style-name="Standard">
      <style:text-properties fo:color="#000000" loext:opacity="100%" officeooo:paragraph-rsid="00059ab2"/>
    </style:style>
    <style:style style:name="P8" style:family="paragraph" style:parent-style-name="Standard">
      <style:text-properties officeooo:rsid="00054909" officeooo:paragraph-rsid="00054909"/>
    </style:style>
    <style:style style:name="P9" style:family="paragraph" style:parent-style-name="Standard">
      <style:text-properties officeooo:rsid="000d2be8" officeooo:paragraph-rsid="000d2be8"/>
    </style:style>
    <style:style style:name="T1" style:family="text">
      <style:text-properties officeooo:rsid="00054909"/>
    </style:style>
    <style:style style:name="T2" style:family="text">
      <style:text-properties officeooo:rsid="00058c33"/>
    </style:style>
    <style:style style:name="T3" style:family="text">
      <style:text-properties officeooo:rsid="00059ab2"/>
    </style:style>
    <style:style style:name="T4" style:family="text">
      <style:text-properties officeooo:rsid="000765e6"/>
    </style:style>
    <style:style style:name="T5" style:family="text">
      <style:text-properties officeooo:rsid="0009c45d"/>
    </style:style>
    <style:style style:name="T6" style:family="text">
      <style:text-properties officeooo:rsid="000d82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rls: </text:p>
      <text:p text:style-name="P2">/ – landing page</text:p>
      <text:p text:style-name="P2">/catalog – shows all types with img links</text:p>
      <text:p text:style-name="P4">catalog/electric_guitars, catalog/acoustic_guitars, catalog/electric_basses</text:p>
      <text:p text:style-name="P1"/>
      <text:p text:style-name="P1">models:</text:p>
      <text:p text:style-name="P5">type - (Electric guitars, acoustic guitars, electric basses)</text:p>
      <text:p text:style-name="P6"><text:tab/><text:span text:style-name="T3">schema:</text:span></text:p>
      <text:p text:style-name="P7"><text:tab/><text:tab/><text:span text:style-name="T3">name: [</text:span><text:span text:style-name="T1">Electric guitars, acoustic guitars, electric basses</text:span><text:span text:style-name="T3">]</text:span></text:p>
      <text:p text:style-name="P1">instrument instance</text:p>
      <text:p text:style-name="P1"><text:tab/><text:span text:style-name="T2">schema:</text:span></text:p>
      <text:p text:style-name="P1"><text:tab/><text:tab/><text:span text:style-name="T2">instrument: {type: Schema.Types.ObjectId, ref: ‘Guitar’, required: true}</text:span></text:p>
      <text:p text:style-name="P1"><text:tab/><text:tab/><text:span text:style-name="T2">serial</text:span><text:span text:style-name="T6">N</text:span><text:span text:style-name="T2">um: type: string, required: true</text:span></text:p>
      <text:p text:style-name="P1"><text:tab/><text:tab/><text:span text:style-name="T2">condition: [new, used]</text:span></text:p>
      <text:p text:style-name="P9"><text:tab/><text:tab/>descriptiveColor: </text:p>
      <text:p text:style-name="P1"><text:tab/><text:tab/><text:span text:style-name="T2">price: number</text:span></text:p>
      <text:p text:style-name="P1"/>
      <text:p text:style-name="P1">guitar</text:p>
      <text:p text:style-name="P1"/>
      <text:p text:style-name="P1"><text:tab/>guitar <text:span text:style-name="T2">schema</text:span>: </text:p>
      <text:p text:style-name="P1"><text:tab/><text:tab/>brand: <text:span text:style-name="T3">[Fender, Charvel, Ibanez, Jackson, Squier, </text:span><text:span text:style-name="T4">Gibson, Epiphone,</text:span><text:span text:style-name="T3"> Martin]</text:span></text:p>
      <text:p text:style-name="P1"><text:tab/><text:tab/>model: <text:span text:style-name="T2">string req</text:span></text:p>
      <text:p text:style-name="P1"><text:tab/><text:tab/>color: <text:span text:style-name="T3">[red, orange, yellow, green, blue, purple, white, black]</text:span></text:p>
      <text:p text:style-name="P1"><text:tab/><text:tab/>strings: <text:span text:style-name="T3">[4, 5, 6, 7, 8]</text:span></text:p>
      <text:p text:style-name="P3"><text:tab/><text:tab/>stock: number</text:p>
      <text:p text:style-name="P1"><text:tab/><text:tab/>type: [{ type: Schema.Types.ObjectId, ref: '<text:span text:style-name="T5">Type</text:span>' }]</text:p>
      <text:p text:style-name="P1"><text:tab/></text:p>
      <text:p text:style-name="P2">views:</text:p>
      <text:p text:style-name="P3">index</text:p>
      <text:p text:style-name="P3">layout</text:p>
      <text:p text:style-name="P3">catalog</text:p>
      <text:p text:style-name="P3">guitars by type</text:p>
      <text:p text:style-name="P3">guitar_instance</text:p>
      <text:p text:style-name="P3"/>
      <text:p text:style-name="P3">create/edit/delete guitar</text:p>
      <text:p text:style-name="P3">create/edit/delete guitar_instance – (update stock if create new/delete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6T15:39:32.301352126</meta:creation-date>
    <dc:date>2022-09-17T13:58:23.875904739</dc:date>
    <meta:editing-duration>PT3M59S</meta:editing-duration>
    <meta:editing-cycles>2</meta:editing-cycles>
    <meta:generator>LibreOffice/7.3.5.2$Linux_X86_64 LibreOffice_project/30$Build-2</meta:generator>
    <meta:document-statistic meta:table-count="0" meta:image-count="0" meta:object-count="0" meta:page-count="1" meta:paragraph-count="32" meta:word-count="108" meta:character-count="905" meta:non-whitespace-character-count="794"/>
  </office:meta>
</office:document-meta>
</file>